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2"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3"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4"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5"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6"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7"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8"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9"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10"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11" style:family="paragraph" style:parent-style-name="Preformatted_20_Text">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12" style:family="paragraph" style:parent-style-name="Preformatted_20_Text">
      <style:paragraph-properties loext:contextual-spacing="false" fo:margin-top="0.1965in" fo:margin-bottom="0.1965in" fo:text-align="justify" style:justify-single-word="false"/>
      <style:text-properties style:font-name="Ubuntu" fo:font-size="13pt" style:font-size-asian="13pt" style:font-size-complex="13pt"/>
    </style:style>
    <style:style style:name="P13" style:family="paragraph" style:parent-style-name="Preformatted_20_Text">
      <style:paragraph-properties loext:contextual-spacing="false" fo:margin-top="0.1965in" fo:margin-bottom="0.1965in" fo:text-align="justify" style:justify-single-word="false"/>
      <style:text-properties style:font-name="Ubuntu" fo:font-size="13pt" style:font-size-asian="13pt" style:font-size-complex="13pt"/>
    </style:style>
    <style:style style:name="P14" style:family="paragraph" style:parent-style-name="Preformatted_20_Text">
      <style:paragraph-properties loext:contextual-spacing="false" fo:margin-top="0.1965in" fo:margin-bottom="0.1965in" fo:text-align="justify" style:justify-single-word="false"/>
      <style:text-properties style:font-name="Ubuntu" fo:font-size="13pt" style:font-size-asian="13pt" style:font-size-complex="13pt"/>
    </style:style>
    <style:style style:name="P15" style:family="paragraph" style:parent-style-name="Preformatted_20_Text">
      <style:paragraph-properties loext:contextual-spacing="false" fo:margin-top="0.1965in" fo:margin-bottom="0.1965in" fo:text-align="justify" style:justify-single-word="false"/>
      <style:text-properties style:font-name="Ubuntu" fo:font-size="13pt" style:font-size-asian="13pt" style:font-size-complex="13pt"/>
    </style:style>
    <style:style style:name="P16" style:family="paragraph" style:parent-style-name="Preformatted_20_Text">
      <style:paragraph-properties loext:contextual-spacing="false" fo:margin-top="0.1965in" fo:margin-bottom="0.1965in" fo:text-align="justify" style:justify-single-word="false"/>
      <style:text-properties style:font-name="Ubuntu" fo:font-size="13pt" style:font-size-asian="13pt" style:font-size-complex="13pt"/>
    </style:style>
    <style:style style:name="P17" style:family="paragraph" style:parent-style-name="Preformatted_20_Text">
      <style:paragraph-properties loext:contextual-spacing="false" fo:margin-top="0.1965in" fo:margin-bottom="0.1965in" fo:text-align="justify" style:justify-single-word="false"/>
      <style:text-properties style:font-name="Ubuntu" fo:font-size="13pt" style:font-size-asian="13pt" style:font-size-complex="13pt"/>
    </style:style>
    <style:style style:name="P18" style:family="paragraph" style:parent-style-name="Preformatted_20_Text">
      <style:paragraph-properties loext:contextual-spacing="false" fo:margin-top="0.1965in" fo:margin-bottom="0.1965in"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19" style:family="paragraph" style:parent-style-name="Preformatted_20_Text">
      <style:paragraph-properties loext:contextual-spacing="false" fo:margin-top="0.1965in" fo:margin-bottom="0.1965in"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0"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1"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2"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3"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4"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5"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6"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name-asian="Nimbus Mono L" style:font-size-asian="13pt" style:font-style-asian="normal" style:font-name-complex="Liberation Mono" style:font-size-complex="13pt" style:font-style-complex="normal"/>
    </style:style>
    <style:style style:name="P27"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28"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29"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0"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1"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2"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3"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4"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5" style:family="paragraph" style:parent-style-name="Preformatted_20_Text">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36" style:family="paragraph" style:parent-style-name="Preformatted_20_Text">
      <style:paragraph-properties loext:contextual-spacing="false" fo:margin-top="0.1965in" fo:margin-bottom="0.1965in" fo:text-align="justify" style:justify-single-word="false"/>
      <style:text-properties style:font-name="Ubuntu" fo:font-size="13pt" fo:font-style="normal" style:font-size-asian="13pt" style:font-style-asian="normal" style:font-size-complex="13pt" style:font-style-complex="normal"/>
    </style:style>
    <style:style style:name="P37" style:family="paragraph" style:parent-style-name="Preformatted_20_Text">
      <style:paragraph-properties loext:contextual-spacing="false" fo:margin-top="0.1965in" fo:margin-bottom="0.1965in" fo:line-height="150%" fo:text-align="justify" style:justify-single-word="false"/>
    </style:style>
    <style:style style:name="P38" style:family="paragraph" style:parent-style-name="Preformatted_20_Text">
      <style:paragraph-properties loext:contextual-spacing="false" fo:margin-top="0.1965in" fo:margin-bottom="0.1965in" fo:line-height="150%" fo:text-align="justify" style:justify-single-word="false"/>
    </style:style>
    <style:style style:name="P39" style:family="paragraph" style:parent-style-name="Preformatted_20_Text">
      <style:paragraph-properties loext:contextual-spacing="false" fo:margin-top="0.1965in" fo:margin-bottom="0.1965in" fo:line-height="150%" fo:text-align="justify" style:justify-single-word="false"/>
    </style:style>
    <style:style style:name="P40" style:family="paragraph" style:parent-style-name="Preformatted_20_Text">
      <style:paragraph-properties loext:contextual-spacing="false" fo:margin-top="0.1965in" fo:margin-bottom="0.1965in" fo:line-height="150%" fo:text-align="justify" style:justify-single-word="false"/>
    </style:style>
    <style:style style:name="P41" style:family="paragraph" style:parent-style-name="Preformatted_20_Text">
      <style:paragraph-properties loext:contextual-spacing="false" fo:margin-top="0.1965in" fo:margin-bottom="0.1965in" fo:line-height="150%" fo:text-align="justify" style:justify-single-word="false"/>
    </style:style>
    <style:style style:name="P42" style:family="paragraph" style:parent-style-name="Preformatted_20_Text">
      <style:paragraph-properties loext:contextual-spacing="false" fo:margin-top="0.1965in" fo:margin-bottom="0.1965in" fo:line-height="150%" fo:text-align="justify" style:justify-single-word="false"/>
    </style:style>
    <style:style style:name="P43" style:family="paragraph" style:parent-style-name="Preformatted_20_Text">
      <style:paragraph-properties loext:contextual-spacing="false" fo:margin-top="0.1965in" fo:margin-bottom="0.1965in" fo:line-height="150%" fo:text-align="justify" style:justify-single-word="false"/>
    </style:style>
    <style:style style:name="P44" style:family="paragraph" style:parent-style-name="Preformatted_20_Text">
      <style:paragraph-properties loext:contextual-spacing="false" fo:margin-top="0.1965in" fo:margin-bottom="0.1965in" fo:line-height="150%" fo:text-align="justify" style:justify-single-word="false"/>
    </style:style>
    <style:style style:name="P45" style:family="paragraph" style:parent-style-name="Preformatted_20_Text">
      <style:paragraph-properties loext:contextual-spacing="false" fo:margin-top="0.1965in" fo:margin-bottom="0.1965in" fo:line-height="150%" fo:text-align="justify" style:justify-single-word="false"/>
    </style:style>
    <style:style style:name="P46" style:family="paragraph" style:parent-style-name="Preformatted_20_Text">
      <style:paragraph-properties loext:contextual-spacing="false" fo:margin-top="0.1965in" fo:margin-bottom="0.1965in" fo:line-height="150%" fo:text-align="justify" style:justify-single-word="false"/>
    </style:style>
    <style:style style:name="P47" style:family="paragraph" style:parent-style-name="Preformatted_20_Text">
      <style:paragraph-properties loext:contextual-spacing="false" fo:margin-top="0.1965in" fo:margin-bottom="0.1965in" fo:line-height="150%" fo:text-align="justify" style:justify-single-word="false"/>
    </style:style>
    <style:style style:name="P48" style:family="paragraph" style:parent-style-name="Preformatted_20_Text">
      <style:paragraph-properties loext:contextual-spacing="false" fo:margin-top="0.1965in" fo:margin-bottom="0.1965in" fo:line-height="150%" fo:text-align="justify" style:justify-single-word="false"/>
    </style:style>
    <style:style style:name="P49" style:family="paragraph" style:parent-style-name="Preformatted_20_Text">
      <style:paragraph-properties loext:contextual-spacing="false" fo:margin-top="0.1965in" fo:margin-bottom="0.1965in" fo:line-height="150%" fo:text-align="justify" style:justify-single-word="false"/>
    </style:style>
    <style:style style:name="P50" style:family="paragraph" style:parent-style-name="Preformatted_20_Text">
      <style:paragraph-properties loext:contextual-spacing="false" fo:margin-top="0.1965in" fo:margin-bottom="0.1965in" fo:line-height="150%" fo:text-align="justify" style:justify-single-word="false"/>
    </style:style>
    <style:style style:name="P51" style:family="paragraph" style:parent-style-name="Preformatted_20_Text">
      <style:paragraph-properties loext:contextual-spacing="false" fo:margin-top="0.1965in" fo:margin-bottom="0.1965in" fo:line-height="150%" fo:text-align="justify" style:justify-single-word="false"/>
    </style:style>
    <style:style style:name="P52" style:family="paragraph" style:parent-style-name="Preformatted_20_Text">
      <style:paragraph-properties loext:contextual-spacing="false" fo:margin-top="0.1965in" fo:margin-bottom="0.1965in" fo:text-align="justify" style:justify-single-word="false"/>
    </style:style>
    <style:style style:name="P53" style:family="paragraph" style:parent-style-name="Preformatted_20_Text">
      <style:paragraph-properties loext:contextual-spacing="false" fo:margin-top="0.1965in" fo:margin-bottom="0.1965in" fo:text-align="justify" style:justify-single-word="false"/>
    </style:style>
    <style:style style:name="P54" style:family="paragraph" style:parent-style-name="Preformatted_20_Text">
      <style:paragraph-properties loext:contextual-spacing="false" fo:margin-top="0.1965in" fo:margin-bottom="0.1965in" fo:text-align="justify" style:justify-single-word="false"/>
    </style:style>
    <style:style style:name="P55" style:family="paragraph" style:parent-style-name="Preformatted_20_Text">
      <style:paragraph-properties loext:contextual-spacing="false" fo:margin-top="0.1965in" fo:margin-bottom="0.1965in" fo:text-align="justify" style:justify-single-word="false"/>
    </style:style>
    <style:style style:name="P56" style:family="paragraph" style:parent-style-name="Preformatted_20_Text">
      <style:paragraph-properties loext:contextual-spacing="false" fo:margin-top="0.1965in" fo:margin-bottom="0.1965in" fo:line-height="150%" fo:text-align="justify" style:justify-single-word="false" fo:break-before="page"/>
    </style:style>
    <style:style style:name="P57" style:family="paragraph" style:parent-style-name="Preformatted_20_Text">
      <style:paragraph-properties loext:contextual-spacing="false" fo:margin-top="0.1965in" fo:margin-bottom="0.1965in" fo:line-height="150%" fo:text-align="justify" style:justify-single-word="false" fo:break-before="page"/>
    </style:style>
    <style:style style:name="P58" style:family="paragraph" style:parent-style-name="Preformatted_20_Text">
      <style:paragraph-properties loext:contextual-spacing="false" fo:margin-top="0.1965in" fo:margin-bottom="0.1965in" fo:line-height="150%" fo:text-align="justify" style:justify-single-word="false" fo:break-before="page"/>
    </style:style>
    <style:style style:name="P59" style:family="paragraph" style:parent-style-name="Preformatted_20_Text">
      <style:paragraph-properties loext:contextual-spacing="false" fo:margin-top="0.1965in" fo:margin-bottom="0.1965in" fo:line-height="150%" fo:text-align="justify" style:justify-single-word="false" fo:break-before="page"/>
      <style:text-properties style:font-name="Ubuntu" fo:font-size="13pt" style:font-size-asian="13pt" style:font-size-complex="13pt"/>
    </style:style>
    <style:style style:name="P60" style:family="paragraph" style:parent-style-name="Preformatted_20_Text">
      <style:paragraph-properties loext:contextual-spacing="false" fo:margin-top="0.1965in" fo:margin-bottom="0.1965in" fo:text-align="justify" style:justify-single-word="false" fo:break-before="page"/>
      <style:text-properties style:font-name="Ubuntu" fo:font-size="13pt" style:font-size-asian="13pt" style:font-size-complex="13pt"/>
    </style:style>
    <style:style style:name="P61" style:family="paragraph" style:parent-style-name="Preformatted_20_Text">
      <style:paragraph-properties loext:contextual-spacing="false" fo:margin-top="0.1965in" fo:margin-bottom="0.1965in" fo:line-height="150%" fo:text-align="justify" style:justify-single-word="false" fo:break-before="page"/>
      <style:text-properties style:font-name="Ubuntu" fo:font-size="13pt" fo:font-style="normal" style:font-name-asian="Nimbus Mono L" style:font-size-asian="13pt" style:font-style-asian="normal" style:font-name-complex="Liberation Mono" style:font-size-complex="13pt" style:font-style-complex="normal"/>
    </style:style>
    <style:style style:name="P62" style:family="paragraph" style:parent-style-name="Preformatted_20_Text">
      <style:paragraph-properties loext:contextual-spacing="false" fo:margin-top="0.1965in" fo:margin-bottom="0.1965in" fo:line-height="150%" fo:text-align="justify" style:justify-single-word="false" fo:break-before="page"/>
      <style:text-properties style:font-name="Ubuntu" fo:font-size="13pt" fo:font-style="normal" style:font-size-asian="13pt" style:font-style-asian="normal" style:font-size-complex="13pt" style:font-style-complex="normal"/>
    </style:style>
    <style:style style:name="P63" style:family="paragraph" style:parent-style-name="Preformatted_20_Text">
      <style:paragraph-properties loext:contextual-spacing="false" fo:margin-top="0.1965in" fo:margin-bottom="0.1965in" fo:text-align="justify" style:justify-single-word="false" fo:break-before="page"/>
    </style:style>
    <style:style style:name="P64" style:family="paragraph" style:parent-style-name="Preformatted_20_Text">
      <style:paragraph-properties loext:contextual-spacing="false" fo:margin-top="0.1965in" fo:margin-bottom="0.1965in" fo:text-align="justify" style:justify-single-word="false" fo:break-before="page"/>
    </style:style>
    <style:style style:name="P65" style:family="paragraph" style:parent-style-name="Preformatted_20_Text" style:list-style-name="L1">
      <style:paragraph-properties loext:contextual-spacing="false" fo:margin-top="0.1965in" fo:margin-bottom="0.1965in" fo:line-height="150%" fo:text-align="justify" style:justify-single-word="false"/>
    </style:style>
    <style:style style:name="P66" style:family="paragraph" style:parent-style-name="Preformatted_20_Text" style:list-style-name="L3">
      <style:paragraph-properties loext:contextual-spacing="false" fo:margin-top="0.1965in" fo:margin-bottom="0.1965in" fo:line-height="150%" fo:text-align="justify" style:justify-single-word="false"/>
    </style:style>
    <style:style style:name="P67" style:family="paragraph" style:parent-style-name="Preformatted_20_Text" style:list-style-name="L2">
      <style:paragraph-properties loext:contextual-spacing="false" fo:margin-top="0.1965in" fo:margin-bottom="0.1965in" fo:line-height="150%" fo:text-align="justify" style:justify-single-word="false"/>
      <style:text-properties style:font-name="Ubuntu" fo:font-size="13pt" style:font-size-asian="13pt" style:font-size-complex="13pt"/>
    </style:style>
    <style:style style:name="P68" style:family="paragraph" style:parent-style-name="Preformatted_20_Text" style:list-style-name="L3">
      <style:paragraph-properties loext:contextual-spacing="false" fo:margin-top="0.1965in" fo:margin-bottom="0.1965in" fo:line-height="150%" fo:text-align="justify" style:justify-single-word="false"/>
      <style:text-properties style:font-name="Ubuntu" fo:font-size="13pt" fo:font-style="normal" style:font-size-asian="13pt" style:font-style-asian="normal" style:font-size-complex="13pt" style:font-style-complex="normal"/>
    </style:style>
    <style:style style:name="P69" style:family="paragraph" style:parent-style-name="Preformatted_20_Text">
      <style:paragraph-properties loext:contextual-spacing="false" fo:margin-top="0.1965in" fo:margin-bottom="0.1965in" fo:text-align="justify" style:justify-single-word="false"/>
      <style:text-properties style:font-name="Ubuntu" fo:font-size="13pt" fo:font-style="normal"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Ubuntu" fo:font-size="13pt" fo:font-style="normal" style:font-name-asian="Nimbus Mono L" style:font-size-asian="13pt" style:font-style-asian="normal" style:font-name-complex="Liberation Mono" style:font-size-complex="13pt" style:font-style-complex="normal"/>
    </style:style>
    <style:style style:name="T4" style:family="text">
      <style:text-properties style:font-name="Ubuntu" fo:font-size="13pt" fo:font-style="normal" style:font-size-asian="13pt" style:font-style-asian="normal" style:font-size-complex="13pt" style:font-style-complex="normal"/>
    </style:style>
    <style:style style:name="T5" style:family="text">
      <style:text-properties style:font-name="Ubuntu" fo:font-size="13pt" fo:font-style="italic" style:font-name-asian="Nimbus Mono L" style:font-size-asian="13pt" style:font-style-asian="italic" style:font-name-complex="Liberation Mono" style:font-size-complex="13pt" style:font-style-complex="italic"/>
    </style:style>
    <style:style style:name="T6" style:family="text">
      <style:text-properties style:font-name="Ubuntu" fo:font-size="13pt" fo:font-style="italic" style:font-size-asian="13pt" style:font-style-asian="italic" style:font-size-complex="13pt" style:font-style-complex="italic"/>
    </style:style>
    <style:style style:name="T7" style:family="text">
      <style:text-properties style:font-name="Ubuntu"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 consolidação do Servidor implica a combinação de cargas de tranalho ( termo inglês workloads) provenientes da separação de máquinas ou aplicações dentro de um pequeno número de sistemas ou aplicações.</text:p>
      <text:p text:style-name="P1"><text:tab/>Existem servidores de consolidação que <text:s/>são chamados de <text:span text:style-name="T1">“consolidation”. </text:span><text:span text:style-name="T2">A medida de co</text:span><text:span text:style-name="T2">nsolidação</text:span><text:span text:style-name="T2"> é chamado de </text:span><text:span text:style-name="T1">“consolidation ratio”</text:span><text:span text:style-name="T2">, que é calculada, fazendo a contagem do nº de máquinas virtuais num determinado servidor – </text:span><text:span text:style-name="T2">por exemplo </text:span><text:span text:style-name="T2">um servidor que tenha mais de 8 máquinas virtuais conectadas e que são executadas por uma taxa de 8:1.</text:span></text:p>
      <text:p text:style-name="P1"><text:span text:style-name="T2"><text:tab/>A </text:span><text:span text:style-name="T2">consolidação foi uma mais-valia na </text:span><text:span text:style-name="T2">isolação</text:span><text:span text:style-name="T2"> </text:span><text:span text:style-name="T2">das “</text:span><text:span text:style-name="T1">data-centers</text:span><text:span text:style-name="T2">” e </text:span><text:span text:style-name="T2"><text:s/></text:span><text:span text:style-name="T2">d</text:span><text:span text:style-name="T2">as operações </text:span><text:span text:style-name="T2">dos gerenciadores, pois, foram resolvidos o numero de problemas quando um nível crítico tinha sido alcançado. Com</text:span><text:span text:style-name="T2"> uma taxa de consolodação de 4:1, foi possível remover três-quartos de serrvidores na data center. </text:span></text:p>
      <text:p text:style-name="P20"><text:tab/>Além da consolidação, um segundo desenvolvimento ocupou o patamar. Como empresas/organizações começou por se ver os benefícios da virtualização, pois estes nunca mais adquirem novo hardware quando estes acabaram as suas concessões, ou quando estes obtêm o equipamento, quando as licenças de manutenção de hardware expiram. </text:p>
      <text:p text:style-name="P37"><text:span text:style-name="T3"><text:tab/>Em vez disso, estes virtualizaram as cargas de trabalho dos servidores de multiplas formas. Isto tem como nome “containment”. Containment <text:s/>beneficiou </text:span><text:span text:style-name="T3">muito as empresas em apenas 1 ano e todos os custos de <text:s/>gerenciamento e manutenção dos servidores, no que toca à energia, arrefecim</text:span><text:span text:style-name="T3">e</text:span><text:span text:style-name="T3">nto, etc. </text:span><text:span text:style-name="T3">As taxas de consolidação (</text:span><text:span text:style-name="T5">consolidation ratios</text:span><text:span text:style-name="T3">) </text:span><text:span text:style-name="T5"><text:s/></text:span><text:span text:style-name="T3">da primeira geração de x86 dos </text:span><text:span text:style-name="T5">“hypervisors” </text:span><text:span text:style-name="T3">estavam numa taxa de 5:1. </text:span><text:soft-page-break/><text:span text:style-name="T3">(pag. 31 book virtualization vmware).</text:span></text:p>
      <text:p text:style-name="P20"/>
      <text:p text:style-name="P56"><text:span text:style-name="T3">O</text:span><text:span text:style-name="T3">peração de software de virtualização</text:span></text:p>
      <text:p text:style-name="P37"><text:span text:style-name="T3"><text:tab/></text:span><text:span text:style-name="T3">Virtualizando um servidor</text:span></text:p>
      <text:p text:style-name="P37"><text:span text:style-name="T3"><text:tab/>O modelo utilizado para a virtualização de um servidor </text:span><text:span text:style-name="T3">é composto pela parte física de duas soluções de software e hardware. </text:span><text:span text:style-name="T3">O hypervisor abstrai de uma camada física, apresentando a asbstração para servidores virtuais, assim como máquina virtuais a utilizar.</text:span></text:p>
      <text:p text:style-name="P37"><text:span text:style-name="T3"><text:tab/>U</text:span><text:span text:style-name="T3">m hypervisor é instalado diretamente no servidor sem qualquer tipo de sistema operativo, entre este e os equipamentos físicos. </text:span><text:span text:style-name="T3">Porém, as máquinas virtuais já os possuem instanciados ou inicializados. </text:span><text:span text:style-name="T3">Nas máquinas vi</text:span><text:span text:style-name="T3">r</text:span><text:span text:style-name="T3">tuais, podemos os ver e o trabalho entre os recursos de hardware. </text:span><text:span text:style-name="T3">Assim , o hypervisor, acaba por se tornar uma interface entre os dispositivos num servidor físico </text:span><text:span text:style-name="T3">e em dispositivos virtuais </text:span><text:span text:style-name="T3">de máquinas virtuais. </text:span><text:span text:style-name="T3">O hypervisor apresenta apenas um subconjunto dos testes dos recursos físicos para cada máquina virtual individual e controla <text:s/>a atual I/O da máquina virtual para o dispositivo físico e de volta novamente. </text:span><text:span text:style-name="T3">Os hypervisors fazem mais do que apenas fornecer uma plantaforma para executar uma máquina virtual.</text:span></text:p>
      <text:p text:style-name="P37"><text:span text:style-name="T3"><text:tab/></text:span><text:span text:style-name="T3">Enquanto os hypervisors são os ambientes virtuais, as máquinas virtuais são os motores que fornecem desempenho para as aplicações. </text:span><text:span text:style-name="T3">As máquinas virtuais possuem tudo o que as contrapartes físicas destas fazem (sistemas operativos, aplicações, rede, coneções acesso ao armazenamento e outros recursos fundamentais), mas </text:span><text:span text:style-name="T3">zipados</text:span><text:span text:style-name="T3"> em um conjunto de ficheiros de data. </text:span><text:span text:style-name="T3">Este pack torna as máquinas virtuais mais flexíveis e mais fácil de gerir através do uso das propiedades tradicionais numa nova perspetiva. </text:span><text:span text:style-name="T3">As máquinas virtuais podem ser replicadas, atualizadas e movidas de um lugar para outro, </text:span><text:span text:style-name="T3">sem ter que interromper </text:span><text:soft-page-break/><text:span text:style-name="T3">as aplicações do utilizador.</text:span></text:p>
      <text:p text:style-name="P20"><text:tab/></text:p>
      <text:p text:style-name="P20"><text:tab/>Virtualizando desktops</text:p>
      <text:p text:style-name="P20"><text:tab/>A computação de desktop para as empresas é caro e ineficiente em muitas frentes. Isto requer <text:s/>equipas de funcionarios para controlar a atualização de um software migrações e processos de patching, não para mencionar o suporte de hardware. Desktops virtuais são executados em servidores do centro de dados pois, estes são muito mais potentes e mais confiáveis ,no que toca ao hardware, do que um computador tradicional. As aplicações onde os utilizadores conectam também se encontram no centro de dados, onde são executados em servidores, porém, toda o tráfico de rede terá que voltar atrás para o centro de dados, reduzindo este e expande os recursos de rede. </text:p>
      <text:p text:style-name="P20"><text:tab/>Os desktops virtuais são acedidos através dos “<text:span text:style-name="T1">thin clients</text:span>” (termo “clientes magros”), ou outros dispositivos. Os <text:span text:style-name="T1">“</text:span><text:span text:style-name="T1">thin clients</text:span><text:span text:style-name="T1">” </text:span>tem <text:s/>uma expetativa de 7 a 10 anos onde poreão ser recarregados com menos frequencia. Eles apenas utilizam entre 5 a 10% da eletricidade do computador. Nas grandes empresas, estas despesas aumentam rapidamente. Se o thin client faz um break, um utilizador poderá se substituir, em vez de confiar num engenheiro especializado em hardware para o substituir. O desktop virtual onde toda a data tem se mantido não foi afetado pela falha de hardware. Na verdade, todos os dados presentes na data não poderão sair da data center(centro de dados), pois caso isso aconteça, o o risco de roubo desses dados poderia causar sérios problemas a nível de segurança.</text:p>
      <text:p text:style-name="P20"><text:tab/>A data é gerido e reforçado por um professional, em vez de um <text:soft-page-break/>utilizador inexperiente. A crianção imagens de desktop como máquinas virtuais, proporcionam economias de custo da virtualização do servidor. Um administrador de desktop pode criar e gerir poucas imagens que são partilhados entre centenas de pessoas. Os patches poderão ser aplicados nestas imagens e poderão garantir para a chegada de um utilizador, levando em consideração que isto não é frequentemente o caso com um desktop físico. No caso de um <text:span text:style-name="T1">rolled patch </text:span>ou outro software altera ou dá <text:s/>break na aplicação, o administrador poderá direcionar os utilizadores de volta para a imagem original, pois um simples logout e login irá devolver estes para um novo ambiente de trabalho funcional.</text:p>
      <text:p text:style-name="P20"><text:tab/>Uma grande diferença proém da área de segurança. Nos dias de hoje, os computadores já trazem o antivírus instalado, pois é uma grande ajuda na proteção da data da presença de malware e outras ameaças. A virtualização permite novos métodos de proteção, pois é preferivel usar esses do que instalar um software de malware em desktops virtuais individuais. Este nomo modelo reduz o <text:span text:style-name="T1">overall I/O </text:span>e o uso do processador proveniente do download das novas definições.</text:p>
      <text:p text:style-name="P20"/>
      <text:p text:style-name="P18"/>
      <text:p text:style-name="P18"/>
      <text:p text:style-name="P18"/>
      <text:p text:style-name="P18"/>
      <text:p text:style-name="P18"/>
      <text:p text:style-name="P18"/>
      <text:p text:style-name="P18"><text:soft-page-break/></text:p>
      <text:p text:style-name="P61">Virtualizando Aplicações </text:p>
      <text:p text:style-name="P20"><text:tab/>Como sabemos, tanto os softwares de computador ou plicações poderão também ser virtualizados. Como ambos o servidor e virtualização de desktop, existem um numero de diferentes soluções para este problema. Existem duas razões para a virtualização da aplicação : </text:p>
      <text:list xml:id="list8382340145673796780" text:style-name="L1">
        <text:list-item>
          <text:p text:style-name="P65"><text:span text:style-name="T3">A primeira razão é a f</text:span><text:span text:style-name="T3">acilidade de implementação . Algumas empresas devem gerir centenas e milhares de diferentes aplicações. A cada altura, uma nova versão de cada destes aplicações é disponibilizada , pois, a empresa decide atualizar para uma nova versão, criando assim uma cópia para todos os computadores. Para um ou pequeno número de computadores, isto torna-se uma tarefa trivial. Como podemos constatar, as equipas de cooperação IT possuem ferramentas que contribuem para gerir e automatizar esta tarefa, para que esta aconteça repetidamente e confiavelmente.</text:span></text:p>
        </text:list-item>
        <text:list-item>
          <text:p text:style-name="P65"><text:span text:style-name="T3"><text:s/></text:span><text:span text:style-name="T3">A segunda razão é </text:span><text:span text:style-name="T3">como diferentes aplicações interagem umas com <text:s/>as outras. </text:span><text:span text:style-name="T3">Como podemos ver, é difícil saber como atualizar para uma solução pode afetar outras aplicações. </text:span><text:span text:style-name="T3">Simples atualizações de softwares como o Adobe Acrobat Reader ou o Mozilla Firefox poderão ser problematicos. </text:span><text:span text:style-name="T3">Alguns tipos de aplicações de virtualização podem evitar esse problema, encapsulando o processo e o software. </text:span><text:span text:style-name="T3">Muitas estratégias tomadas pelas aplicações ligadas à virtualização e soluções são disponibilizadas. </text:span><text:span text:style-name="T3">Isto torna-se rapidamente uma </text:span><text:span text:style-name="T3">área de evolução com um novo uso de casos a aparecer regularmente, especialmente em conj</text:span><text:span text:style-name="T3">unto</text:span><text:span text:style-name="T3"> com os dispositivos </text:span><text:soft-page-break/><text:span text:style-name="T3">móveis como smartphones e tablets.</text:span></text:p>
        </text:list-item>
      </text:list>
      <text:p text:style-name="P18"/>
      <text:p text:style-name="P18"/>
      <text:p text:style-name="P37"><text:span text:style-name="T3">H</text:span><text:span text:style-name="T3">i</text:span><text:span text:style-name="T3">pervisor</text:span></text:p>
      <text:p text:style-name="P1"><text:tab/>Conceito : hipervisor ou monitor de máquina virtual é uma camada entre o software e o hardware e o sistema operativo. Este pode ser definido como um componente de software que pode criar hardware emulado( no que inclui CPU, memória, armazenamento, rede e periféricos, entre outros componentes) para a instalação de um sistema operativo convidado. Este controla o acesso dos sistemas operativos visitantes aos dispositivos de hardware. Este permite que vários sistemas operativos possam ser executados em um mesmo host.</text:p>
      <text:p text:style-name="P1"><text:tab/>Nota : Sem o hipervisor , mais de um sistema operativo em várias máquinas virtuais poderão querer controlar toda a memória da máquina física. Não só será fatal, como pode resultar num caos total. O hipervisor é importante, pois é responsável por gerir as interações entre a máquina virtual e o hardware.</text:p>
      <text:p text:style-name="P1"><text:tab/> Tipos de hipervisores : </text:p>
      <text:list xml:id="list8999287558065248131" text:style-name="L2">
        <text:list-item>
          <text:p text:style-name="P67">Tipo 1 Bare Metal – software que é executada diretamente sobre o hardware, para fornecer a funcionalidade descrita. Hipervisores conhecidos : Vmware ESXi(grátis), Vmware ESX(software comercial), Xen(código livre), Citrix XenServer(grátis), Microsoft Hyper-V Server;</text:p>
        </text:list-item>
        <text:list-item>
          <text:p text:style-name="P67"><text:soft-page-break/>Tipo 2 Hosted – software que é executado sobre um sistema operativo para oferecer a funcionalidade descrita. Hipervisores utilizados: Oracle : VirtualBox, VirtualBox OSE(livre), Vmware Workstation (comercial), server (grátis), Player (grátis), QEMU (livre), oVirt (livre), Microsoft: Virtual PC, Virtual Server; </text:p>
        </text:list-item>
      </text:list>
      <text:p text:style-name="P1"><text:tab/></text:p>
      <text:p text:style-name="P59"><text:tab/>Semlhança entre o hipervisor bare-metal e hipervisor hosted</text:p>
      <text:p text:style-name="P1"><text:tab/>O hipervisor do tipo bare-metal interage diretamente com o com o hardware da máquina física. Este é independente do sistema operativo do host. No tipo hosted, o hipervisor é executado por cima do sistema operativo do host, no que torna possível a execução em qualquer tipo de sistema operativo.</text:p>
      <text:p text:style-name="P1"><text:tab/>Na opção utilizar hipervisor bare-metal ou hosted vai “ter ou não sistema operativo no host”. A primeira opção, pode estar situada diretamente sobre o hardware, conseguindo fornecer um número maior de opções de acesso de entrada e saída (I/O acess), disponibilizando mais desempenho, no caso de se optar por escolher esta arquitetura.</text:p>
      <text:p text:style-name="P1"><text:tab/>Na segunda opção proporciona maior compatibilidade de hardware, permitindo a execução do software de virtualização em uma gama mais ampla de configurações de hardware, diferentemente do modo bare-metal.</text:p>
      <text:p text:style-name="P1">(continue pag 40 book)</text:p>
      <text:p text:style-name="P1"/>
      <text:p text:style-name="P1"/>
      <text:p text:style-name="P1"><text:tab/></text:p>
      <text:p text:style-name="P12"><text:tab/></text:p>
      <text:p text:style-name="P12"><text:soft-page-break/></text:p>
      <text:p text:style-name="P12"/>
      <text:p text:style-name="P12"><text:tab/></text:p>
      <text:p text:style-name="P1"><text:s/>Máquinas Virtuais </text:p>
      <text:p text:style-name="P1"/>
      <text:p text:style-name="P1"><text:tab/>Conceito : Software responsável por executar sistemas operativos, dando o uso do hardware da máquina física. </text:p>
      <text:p text:style-name="P1"><text:tab/>Como suporte de armazenamento, o utilizador poderá optar por criar um disco virtual, pois é uma grande valia para armazenar dados proveninetes da máquina virtual. </text:p>
      <text:p text:style-name="P1"/>
      <text:p text:style-name="P1">Memória ram e cpu numa máquina virtual</text:p>
      <text:p text:style-name="P1"><text:tab/>Como sabemos, as máquinas virtuais são configuradas para serem executadas com um ou mais processadores, dependendo da antecipação no sistema.</text:p>
      <text:p text:style-name="P1"><text:tab/>Em simples caso, a máquina virtual irá possuir um CPU e , como vimos, se nós examinarmos o hardware proveniente do ponto de vista das máquinas virtuais , nós iremos ver que só irá estar um CPU disponível. Da perspetiva do host, o que foi atribuido foi a abilidade da máquina virtual de “dividir” o CPU em vários ciclos provenientes do host. <text:soft-page-break/>Neste caso, o único CPU da máquina virtual pode programar no valor da capacidade de um CPU. O host não reserva unicamente o CPU para o uso em particular da máquina virtual; em vez disso, quando a máquina virtual necessita de recursos de processamento, o hipervisor cumpre esse pedido, isto é, faz a marcação das operações e passa os resultados de volta para a máquina virtual através do driver do dispositivo apropiado para esse efeito.</text:p>
      <text:p text:style-name="P1"><text:tab/>É importante ter em conta que o host possui mais do que um CPU disponível do que qualuer uma das máquinas virtuais, e isso, o hipervisor é a marcação do tempo sobre os processadores “em nome” da máquina virtual, em vez de uma máquina virtual possuir realmente uma CPU dedicada.</text:p>
      <text:p text:style-name="P1"><text:tab/>Uma das razões principais para a virtualização em primeiro lugar era tornar mais efeciente o uso dos recursos ao contrário da consolidação, e uma CPU dedicada poderia ser derrotar esse propósito. </text:p>
      <text:p text:style-name="P1"><text:tab/>Nota: Maioria dos servidores nos dias de hoje possuem mupltiplos <text:span text:style-name="T1">sockets </text:span><text:span text:style-name="T2">, e cada desses sockets contém um ou mais cores.</text:span></text:p>
      <text:p text:style-name="P27"><text:tab/></text:p>
      <text:p text:style-name="P27">Memória numa máquina virtual</text:p>
      <text:p text:style-name="P37"><text:span text:style-name="T4"><text:tab/>Memória, ou recursos de RAM, é mais simples para entender. </text:span><text:span text:style-name="T4">Apenas em uma máquina virtual, possuindo recursos de memória sufecientes numa máquina virtual </text:span><text:span text:style-name="T4">é a diferença entre o sucesso e o falhanço, no que se trata à evolução do desempenho da aplicação. </text:span><text:span text:style-name="T4">A máquina virtual encontra-se aloca</text:span><text:span text:style-name="T4">d</text:span><text:span text:style-name="T4">a numa quantidade de memória, </text:span><text:span text:style-name="T4">e </text:span><text:soft-page-break/><text:span text:style-name="T4">isso é tudo o que se pode utilizar, até mesmo, embora lá pode ser ordens de magnitude e mais memória disponível </text:span><text:span text:style-name="T4">na máquina física.</text:span></text:p>
      <text:p text:style-name="P37"><text:span text:style-name="T4"><text:tab/></text:span><text:span text:style-name="T4">Nota: No caso de <text:s/>uma máquina virtual requer mais memória, será possível reconfigurar a quantidade de memória e a máquina virtual irá ter acesso à capacidade adicionada, havendo vezes sem a necessidade de efetuar um reboot. </text:span></text:p>
      <text:p text:style-name="P27"/>
      <text:p text:style-name="P62">Recursos de rede numa máquina virtual</text:p>
      <text:p text:style-name="P37"><text:span text:style-name="T4"><text:tab/>Como a parte física, a rede virtual fornece à máquina virtual com uma forma de comunicar com o mundo físico. Cada máquina virtual pode ser configurado com um ou mais cartões de interface de rede ou </text:span><text:span text:style-name="T4">com placas de rede </text:span><text:span text:style-name="T4">que representa a conecção </text:span><text:span text:style-name="T4">a uma </text:span><text:span text:style-name="T4">rede. </text:span><text:span text:style-name="T4">No entanto, estas placas de vídeo virtuais não fazem a conecção com as placas de rede físicas. O hipervisor oferece suporte à criação </text:span><text:span text:style-name="T4">de uma rede virtual que se conecta à placa de rede física </text:span><text:span text:style-name="T4">que é composta por switches virtuais. </text:span></text:p>
      <text:p text:style-name="P37"><text:span text:style-name="T4"><text:tab/></text:span><text:span text:style-name="T4">Esta rede virtual também é uma ferramenta vital na criação de ambientes de trabalho seguras para as máquinas virtuais que partilha um host. </text:span><text:span text:style-name="T4">No ponto de vista, no que toca á segurança, as comunicações máquina-para-máquina pode acontecer através do switch virtual e nunca deixa o host físico. </text:span><text:span text:style-name="T4">Se a placa de rede virtual de uma segunda máquina virtual conecta ao switch virtual, e se esse switch não estiver conectado à placa de rede física, a única manetira de comunicar com essa máquina virtual, é através da primeira máquina virtual, elaborando um </text:span><text:span text:style-name="T6">“buffer” </text:span><text:span text:style-name="T4">entre o mundo exterior e </text:span><text:span text:style-name="T4">ess</text:span><text:span text:style-name="T4">a máquina virtual. </text:span><text:span text:style-name="T4">Se nesta estiver uma terceira máquina virtual na imagem, pelo menos que foi conectado no mesmo switch virtual, também não haveria nenhuma maneira de aceder à máquina virtual protegida.</text:span></text:p>
      <text:p text:style-name="P27"/>
      <text:p text:style-name="P27"/>
      <text:p text:style-name="P27"/>
      <text:p text:style-name="P27"/>
      <text:p text:style-name="P56"><text:span text:style-name="T4">A</text:span><text:span text:style-name="T4">rmazenamento numa máquina virtual</text:span></text:p>
      <text:p text:style-name="P27"><text:tab/>Como sabemos, os servidores virtuais necessitam de armazenamento para trabalhar, como os recursos que vimos , o que obtem apresentado para uma máquina e o que uma máquina virtual acredite que está a ver. <text:s/></text:p>
      <text:p text:style-name="P27"/>
      <text:p text:style-name="P27">Funcionamento de uma máquina virtual</text:p>
      <text:p text:style-name="P37"><text:span text:style-name="T4"><text:tab/>O hipervisor torna-se o transporte </text:span><text:span text:style-name="T4">e regulador dos recursos e dos “hospedes” <text:s/>virtuais que suporta. </text:span><text:span text:style-name="T4">Isto atinge a capacidade de “enganar” o utilizador Convidado <text:s/>fazendo-o a acreditar que este hipervisor é na verdade hardware. </text:span><text:span text:style-name="T4">Quando um programa necessita de dados de um ficheiro ou disco, este faz um pedido <text:s/>através de um comando de uma linguagem de programação, como fgets() em C, que é passado através do sistema operativ</text:span><text:span text:style-name="T4">o. O sistema operativo contém um ficheiro que corresponde à informação do sistema disponível. Este acaba por enviar o pedido para o gestor de dispositivos, <text:s/>que funciona com o disco físico de armazenamento e com o controlador de I/O para recuperar os dados necessários.</text:span></text:p>
      <text:p text:style-name="P37"><text:span text:style-name="T4"><text:tab/></text:span><text:span text:style-name="T4">A data volta para trás através do controlador I/O e do driver dos dispositivos onde o sistema operativo retorna os dados do programa pedido. Não só os blocos de dados que são solicitados como também o bloco de memória, as marcações de CPU e recursos de rede. </text:span><text:span text:style-name="T4">AO mesmo tempo, outros programas elaboram pedidos adicionais, dependendo do sistema operativo para manter todas as ligações em <text:s/>linha </text:span><text:span text:style-name="T4">reta</text:span><text:span text:style-name="T4">.</text:span></text:p>
      <text:p text:style-name="P27"><text:soft-page-break/></text:p>
      <text:p text:style-name="P56"><text:span text:style-name="T4"><text:tab/></text:span><text:span text:style-name="T4">As medidas de segurança são elaboradas na arquitetura x86 sozinhas. </text:span><text:span text:style-name="T4">A implementação destas medidas serve para prevenir de acidentes e de sistemas maliciosos que cujo o nome é </text:span><text:span text:style-name="T6">“co-opting” </text:span><text:span text:style-name="T4"><text:s/>ou de aplicações corrompidas ou sistema operativo. </text:span></text:p>
      <text:p text:style-name="P37"><text:span text:style-name="T4"><text:tab/></text:span><text:span text:style-name="T4">A arquitetura x86 fornece proteção sob a forma de quatro níveis , na qual, os comandos do processador podem ser executados. </text:span><text:span text:style-name="T4">Estes níveis são referidas como anéis (no termo americano </text:span><text:span text:style-name="T6">rings</text:span><text:span text:style-name="T4">). </text:span></text:p>
      <text:p text:style-name="P37"><text:span text:style-name="T4"><text:tab/></text:span><text:span text:style-name="T4">Níveis de proteção (composta por anéis/ </text:span><text:span text:style-name="T6">rinngs</text:span><text:span text:style-name="T4">):</text:span></text:p>
      <text:list xml:id="list1154108684046383637" text:style-name="L3">
        <text:list-item>
          <text:p text:style-name="P68">Ring 0/ Anel 0 – é o anel mais privilegiado , onde o sistema operativo kernel trabalha;</text:p>
        </text:list-item>
        <text:list-item>
          <text:p text:style-name="P66"><text:span text:style-name="T4">Ring 1/ Anel 1 e Ring 2/Anel 2 – anel onde os drivers dos dispositivos são </text:span><text:span text:style-name="T4">executados;</text:span></text:p>
        </text:list-item>
        <text:list-item>
          <text:p text:style-name="P66"><text:span text:style-name="T4">Ring 3 / Anel 3 - </text:span><text:span text:style-name="T4"><text:s text:c="2"/></text:span><text:span text:style-name="T4">o utltimo anel confiável onde as aplicações são executadas.</text:span></text:p>
        </text:list-item>
      </text:list>
      <text:p text:style-name="P37"><text:span text:style-name="T4"><text:tab/>Na prática, o anel 1 e 2 são raramente utilizados. As aplicações não podem executar sozinhos as instruções do processador diretamente. Estes pedidos são passados através de níveis via chamadas efe</text:span><text:span text:style-name="T4">tuadas pelo </text:span><text:span text:style-name="T4"><text:s/>sistema, </text:span><text:span text:style-name="T4">onde estes são executados por parte da aplicação, como num exemplo simplificado, ou estes poderão lançar um erro devido ao fato de que o pedido poderia ter violado uma restrição. </text:span></text:p>
      <text:p text:style-name="P37"><text:span text:style-name="T4"><text:tab/></text:span><text:span text:style-name="T4">Caso um programa do sistema pretender afetar algum estado do hardware, este fá-lo executando instruções </text:span><text:span text:style-name="T4">privilegiadas</text:span><text:span text:style-name="T4"> </text:span><text:span text:style-name="T4">no anel 0. Um </text:span><text:soft-page-break/><text:span text:style-name="T4">pedido de encerramento poderia ser um exemplo disto.</text:span></text:p>
      <text:p text:style-name="P37"><text:span text:style-name="T4"><text:tab/></text:span><text:span text:style-name="T4">Um hipervisor executa no anel 0, e os sistemas operativos </text:span><text:span text:style-name="T4">nos convidados “acreditam” que é possível serem executados no anel 0. </text:span><text:span text:style-name="T4">Se o convidado pretender encerrar, o hipervisor </text:span><text:span text:style-name="T4">intercepta o pedido e <text:s/>responde ao convidado, indicando que esse encerramento é o processo para que o sistema operativo proceda ao encerramento do software. </text:span><text:span text:style-name="T4">Se o hipervisor </text:span><text:span text:style-name="T4">não <text:s/>“isolar” este comando, qualquer convidado irá afetar os recursos e o ambiente de todos os convidados no host, o que poderá desencadear uma violação da isolação da regra de definição de Popek e Goldberg, não mencionando as dificuldades que pode desencadear. </text:span></text:p>
      <text:p text:style-name="P37"><text:span text:style-name="T4"><text:tab/></text:span><text:span text:style-name="T4">Como o sistema operativo nativo que gere os pedidos de programas em execução <text:s/>para os recursos, </text:span><text:span text:style-name="T4">o hipervisor abstrai </text:span><text:span text:style-name="T4">de uma camada e gere multipl</text:span><text:span text:style-name="T4">os pedidos de recursos por parte dos sistemas operativos. <text:s/></text:span></text:p>
      <text:p text:style-name="P27"/>
      <text:p text:style-name="P27"/>
      <text:p text:style-name="P27"/>
      <text:p text:style-name="P27"/>
      <text:p text:style-name="P27"/>
      <text:p text:style-name="P27"/>
      <text:p text:style-name="P27"/>
      <text:p text:style-name="P27"><text:soft-page-break/></text:p>
      <text:p text:style-name="P27"/>
      <text:p text:style-name="P60">Máquinas virtuais</text:p>
      <text:p text:style-name="P12"><text:tab/>As máquinas virtuais existem como duas entidades físicas: os ficheiros que fazem a configuração das máquinas virtuais e a instalação da memória que faz com que uma máquina virtual possa ser executada quando inicializada.</text:p>
      <text:p text:style-name="P12"><text:tab/>Em outras formas, trabalhando com uma máquina virtual é semelhante ao trabalhar num servidor físico. Como um servidor físico, podemos interagir com este através de um tipo de conecção de rede para carregar, gerir, e monitorizar o ambiente ou várias aplicações que este suporta. Também como um servidor físico, é possível alterarmos a configuração de hardware, adicionando ou diminuindo a capacidade, através de métodos para elabrorar e a <text:s/>flexibilidade <text:s/>para elaborar o que são muitos diferentes entre um servidor físico e um servidor virtual.</text:p>
      <text:p text:style-name="P12"><text:tab/>Desde da origem do computador, os ficheiros foram um método de armazenamento da informação. Devido a essa história e conhecimento, gerir ficheiros é uma rotina. Se alguém necessecita de elaborar um backup a um documento, esta faz uma cópia, movendo-a de seguida para um outro dispositivo para arquivar.</text:p>
      <text:p text:style-name="P12"/>
      <text:p text:style-name="P12">Clones de máquinas virtuais</text:p>
      <text:p text:style-name="P12"><text:tab/>Provisionamento do servidor usa consideravelmente recursos no que toca aos termos do tempo, trabalho humano e dinheiro. Antes da virtualização do servidor, o processo de ordenar e adquirir um servidor físico pode demorar semanas, ou meses em certas empresas/organizações, não mencionando o custo, que por vezes, poderá ser de milhares de dólares. Uma vez que o servidor chega físicamente, provisionamento do tempo é requerido. Um administrador do servidor poderá necessitar para executar uma ampla lista de tarefas, incluindo carregar <text:s/>um sistema operativo, carregar qualquer outros patches que o sistema operativo necessita para se manter atualizado, configurar o armazenamento adicional, instalar as ferramentas corporativas e as aplicações decididas pela organização/empresa, com o objetivo de gerir a própia infraestrutura. Após isso, o servidor poderá ser entrgue a uma equipa responsável por desenvolver a aplicação destinada, com o objetivo de instalar e configurar esta que poderá ser <text:soft-page-break/>executada no servidor. O provisionamento do tempo adicional poderá ser dias, ou mais, dependendo da complexidade do que é necessário para ser instalado e o que mecanismos organizacionais estão no local para completar o processo.</text:p>
      <text:p text:style-name="P52"><text:span text:style-name="T7">Caso necessitamos de um novo servidor, é possível criarmos um clone (réplica) de um servidor existente. Este processo involve uma pequena cópia dos ficheiros que compoem o servidor existente. Uma vez que essa cópia existe, o sistema operativo nativo necessita de alguma personalização soba forma de um unico sistema de informação, como o nome do sistema, o enderesso de IP, antes de ser instanciado. Sem essas alterações, acabariamos por ter duas máquinas virtuais com a mesma identidade que poderiam </text:span><text:span text:style-name="T7">ocupar </text:span><text:span text:style-name="T7">o </text:span><text:span text:style-name="T7">espaço dedicado à rede e à aplicação, e isso poderia causar estragos em muitos níveis. Ferramentas que gerenciam as máquinas virtuais possuem disposições (em falta: provisões) elaboradas para contribuir com as personalizações durante o processo de clonagem (replicação</text:span><text:span text:style-name="T7">), que poderá contribuir para o esforço real em si, sem um numero de cliques no rato.</text:span></text:p>
      <text:p text:style-name="P12"/>
      <text:p text:style-name="P52"><text:span text:style-name="T7">T</text:span><text:span text:style-name="T7">emplates</text:span></text:p>
      <text:p text:style-name="P52"><text:span text:style-name="T7"><text:tab/></text:span><text:span text:style-name="T7">À semlhança dos clones, os templates das máquinas virtuais são outro mecanismo</text:span><text:span text:style-name="T7"> que contribui para a entrga rápida dos servidores virtuais já configurados. </text:span><text:span text:style-name="T7">Um template é uma espécie de molde, </text:span><text:span text:style-name="T7">pre-configurado recarregado presente na máquina virtual, que é usado para terminar com as cópias utilizadas no servidor. </text:span><text:span text:style-name="T7">A diferença entre um template e um clone é que o clone está a ser executado enquanto que um template não. Em muitos ambientes, um template não pode ser executado, e para se fazer alterações (adicionando patches, por exemplo), </text:span><text:span text:style-name="T7">este deverá ser convertido de volta para a máquina virtual. </text:span><text:span text:style-name="T7">Seria após esse procedimento que começaria a máquina virtual, ou seja, deveriamos aplicar os patches necessários, </text:span><text:span text:style-name="T7">desligar a máquina virtual, e então, converter a máquina virtual de volta para o template. </text:span><text:span text:style-name="T7">Como clonando, criando a máquina virtual a partir de um template também requer uma única identidade </text:span><text:span text:style-name="T7">para ser aplicada na nova máquina virtual.</text:span></text:p>
      <text:p text:style-name="P52"><text:span text:style-name="T7"><text:tab/></text:span><text:span text:style-name="T7">Os templates são usados apenas para entrega </text:span><text:span text:style-name="T7">de máquinas virtuais “vazias”, servidores que são compostos da máquina virtual que são configuradas. Estes são configurados com um sistema instalado. Estes podem fazer a entrega de máquinas virtuais que possuem aplicações instaladas. Estes são também configurados.</text:span><text:span text:style-name="T7"> Quando os utilizadores </text:span><text:soft-page-break/><text:span text:style-name="T7">necessitam dos programas para serem carregados, a máquina <text:s/>criada a partir de um template pré-ccontruído, poderá entregar </text:span><text:span text:style-name="T7">essa aplicação ou um conjunto de aplicações para os utilizadores utilizarem imediatamente.</text:span></text:p>
      <text:p text:style-name="P12"/>
      <text:p text:style-name="P12"/>
      <text:p text:style-name="P63"><text:span text:style-name="T7">S</text:span><text:span text:style-name="T7">napshots (capturas de ecrã)</text:span></text:p>
      <text:p text:style-name="P52"><text:span text:style-name="T7"><text:tab/></text:span><text:span text:style-name="T7">Sanpshots (capturas de ecrã) são muito mais do que eles parecem, ou seja, parece que faz uma captura de ecrã do estado (state) da máquina virtual.</text:span><text:span text:style-name="T7">Caso haja uma alteração na máquina virtual, e que haja problemas nessa,</text:span><text:span text:style-name="T7"> </text:span><text:span text:style-name="T7">estes possibilitam-nos retornar para a parte salvada. </text:span><text:span text:style-name="T7">Uma snapshot preserva </text:span><text:span text:style-name="T7">o estado de uma máquina virtual, a data deste e as configuração de hardware desta. </text:span><text:span text:style-name="T7">Uma vez que nós damos o snapshot numa máquina virtua</text:span><text:span text:style-name="T7">l, as alterações feitas não irão diretamente para a máquina virtual. </text:span><text:span text:style-name="T7">Em vez disso, irão ser armazenadas num disco </text:span><text:span text:style-name="T6">delta, </text:span><text:span text:style-name="T4">havendo vezes que é denominado por disco “filho”. </text:span><text:span text:style-name="T4">Este dico delta ou disco “filho” acumula todas as alterações até uma ou duas.</text:span></text:p>
      <text:p text:style-name="P52"><text:span text:style-name="T4"><text:tab/></text:span><text:span text:style-name="T4">Por último, nós podem os reverter de volta o estado de uma máquina virtual quando se tira um snapsho</text:span><text:span text:style-name="T4">t, “desenrolando” todas as alterações que foram feitas nesse tempo.</text:span></text:p>
      <text:p text:style-name="P52"><text:span text:style-name="T4"><text:tab/></text:span><text:span text:style-name="T4">Os snapshots s</text:span><text:span text:style-name="T4">ão</text:span><text:span text:style-name="T4"> muito úteis em teste e em áreas de desenvolvimento, permitindo aos desenvolvedores tentar arriscadamente </text:span><text:span text:style-name="T4">processos desconhecidos com a habilidade </text:span><text:span text:style-name="T4">de restaurar o ambiente para um estado “saudável”. </text:span><text:span text:style-name="T4">Os snapshots poderão ser usados para testar um patch ou uma atualização onde <text:s/></text:span><text:span text:style-name="T4">o resultado é incert</text:span><text:span text:style-name="T4">o, pois, estes fornecem uma forma de desfazer o que foi aplicado.</text:span></text:p>
      <text:p text:style-name="P52"><text:span text:style-name="T4"><text:tab/></text:span><text:span text:style-name="T4">Nota: Os snapshots não são substitutos de backups adquados.</text:span></text:p>
      <text:p text:style-name="P36"/>
      <text:p text:style-name="P36"/>
      <text:p text:style-name="P36"/>
      <text:p text:style-name="P36"/>
      <text:p text:style-name="P36"/>
      <text:p text:style-name="P36"/>
      <text:p text:style-name="P63"><text:span text:style-name="T4">O</text:span><text:span text:style-name="T4">VF</text:span></text:p>
      <text:p text:style-name="P52"><text:span text:style-name="T4"><text:tab/></text:span><text:span text:style-name="T4">Uma outra forma de “empacotar” e de distribuir </text:span><text:span text:style-name="T4">máquinas virtuais é utilizando o OVF (Open Virtualization Format). </text:span><text:span text:style-name="T4">OVF consiste num padrão </text:span><text:span text:style-name="T4">elaborado por </text:span><text:span text:style-name="T4">uma </text:span><text:span text:style-name="T4">toda a </text:span><text:span text:style-name="T4">i</text:span><text:span text:style-name="T4">ndústria, </text:span><text:span text:style-name="T4">que consiste num grupo de pessoas que representa</text:span><text:span text:style-name="T4">m os fornecedores nas diversas áreas da virtualização. </text:span><text:span text:style-name="T4">A finalidade deste padrão é criar uma plantaforma </text:span><text:span text:style-name="T4">e um formato neutro de fornecedor </text:span><text:span text:style-name="T4">para as máquinas que podem ser “transportadas” da plantaforma de virtualização de um lado para o outro.</text:span></text:p>
      <text:p text:style-name="P52"><text:span text:style-name="T4"><text:tab/></text:span><text:span text:style-name="T4">O padrão OVF <text:s/>suporta dois diferentes métodos para “empacotar” máquinas virtuais. O template OVF cria </text:span><text:span text:style-name="T4">um número de ficheiros que representam a máquina virtual, <text:s/></text:span><text:span text:style-name="T4">pois esta é composta por uma série de ficheiros. </text:span><text:span text:style-name="T4">O modelo OVF também possui um segundo formato, OVA, que irá encapsular toda a informação num unico ficheiro. </text:span></text:p>
      <text:p text:style-name="P36"><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imbus Mono L" style:font-size-asian="10pt" style:font-name-complex="Liberation Mono" style:font-size-complex="10pt"/>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6-22T16:46:43.16</dc:date>
    <meta:editing-duration>PT17H23M3S</meta:editing-duration>
    <meta:editing-cycles>449</meta:editing-cycles>
    <meta:generator>OpenOffice/4.1.4$Win32 OpenOffice.org_project/414m5$Build-9788</meta:generator>
    <meta:document-statistic meta:table-count="0" meta:image-count="0" meta:object-count="0" meta:page-count="24" meta:paragraph-count="86" meta:word-count="3781" meta:character-count="24049"/>
  </office:meta>
</office:document-meta>
</file>